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font-name="Times New Roman" officeooo:paragraph-rsid="0004d88e"/>
    </style:style>
    <style:style style:name="P2" style:family="paragraph" style:parent-style-name="Standard" style:list-style-name="L1">
      <style:paragraph-properties fo:margin-left="0.979cm" fo:margin-right="0cm" fo:margin-top="0cm" fo:margin-bottom="0.212cm" loext:contextual-spacing="false" fo:text-align="justify" style:justify-single-word="false" fo:text-indent="-0.9cm" style:auto-text-indent="false">
        <style:tab-stops>
          <style:tab-stop style:position="-0.053cm"/>
        </style:tab-stops>
      </style:paragraph-properties>
      <style:text-properties officeooo:paragraph-rsid="0004d88e"/>
    </style:style>
    <style:style style:name="P3" style:family="paragraph" style:parent-style-name="Text_20_body">
      <style:paragraph-properties fo:margin-left="0.026cm" fo:margin-right="0cm" fo:text-align="justify" style:justify-single-word="false" fo:text-indent="-0.026cm" style:auto-text-indent="false"/>
      <style:text-properties style:font-name="Times New Roman" fo:font-size="12pt" officeooo:paragraph-rsid="0004d88e" style:font-size-asian="12pt" style:font-size-complex="12pt"/>
    </style:style>
    <style:style style:name="T1" style:family="text">
      <style:text-properties style:font-name="Times New Roma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trodução</text:h>
      <text:p text:style-name="P3">Este manual é um guia prático para aqueles que querem conhecer o Sistema de Apoio ao Processo Legislativo (SAPL), em nível de detalhes. Os diversos assuntos foram dispostos com <text:s/>a seguinte ordem:</text:p>
      <text:list xml:id="list1747778851624945838" text:style-name="L1">
        <text:list-item>
          <text:p text:style-name="P2"><text:span text:style-name="T1">Trata do Interlegis, seus produtos e serviços, a partir de informações disponíveis no Portal Interlegis (</text:span><text:a xlink:type="simple" xlink:href="http://www.interlegis.gov.br/" text:style-name="Internet_20_link" text:visited-style-name="Visited_20_Internet_20_Link"><text:span text:style-name="Internet_20_link"><text:span text:style-name="T1">www.interlegis.leg.br</text:span></text:span></text:a><text:span text:style-name="T1">) e no Portal de Colaboração das Comunidades de Práticas Interlegis (</text:span><text:a xlink:type="simple" xlink:href="http://colab.interlegis.gov.br/" text:style-name="Internet_20_link" text:visited-style-name="Visited_20_Internet_20_Link"><text:span text:style-name="Internet_20_link"><text:span text:style-name="T1">colab.interlegis.leg.br</text:span></text:span></text:a><text:span text:style-name="T1">). Esses ambientes são colocados à disposição dos usuários e do público em geral de tal modo que possam iniciar no mundo virtual do Interlegis facilitando rápida ambientação.</text:span></text:p>
        </text:list-item>
        <text:list-item>
          <text:p text:style-name="P2">Detalha o SAPL mostrando a sua arquitetura, os perfis de usuários, a navegação nos menus e funcionamento dos processos de atualização e de consultas.</text:p>
        </text:list-item>
        <text:list-item>
          <text:p text:style-name="P2">Descreve os módulos de Mesa Diretora, Comissões, Pauta da Sessão, Sessão Plenária, Parlamentares, Proposições Legislativas, Matérias Legislativas e Normas Jurídicas, <text:s/>complementadas por funções auxiliares. Apresenta inicialmente os procedimentos de atualização e consultas às tabelas auxiliares.</text:p>
        </text:list-item>
        <text:list-item>
          <text:p text:style-name="P2">São apresentados, também, os procedimentos relacionados à criação de proposições legislativas. Destina-se aos usuários com perfil de autor, ou seja, na sua maioria os parlamentares e o executivo municipal.</text:p>
        </text:list-item>
        <text:list-item>
          <text:p text:style-name="P2">Apresenta a parte referente às funções relacionadas ao perfil de usuário do tipo Operador. Além das funções disponíveis ao usuário anônimo, também, estão disponíveis para este perfil: Recebimento de Proposições; Atualização de Matérias Legislativas, na qual constam: <text:s/>Matérias Legislativas propriamente, despacho inicial, autoria, legislação citada, matéria anexada, tramitação, relatoria, numeração e documentos acessórios; Tramitação de matérias legislativas, individualmente ou em lote; <text:s/>e, Normas Jurídicas.</text:p>
        </text:list-item>
        <text:list-item>
          <text:p text:style-name="P2">Por fim, as funcionalidades de pesquisa do SAPL onde estão disponíveis, as consultas sobre: Mesa Diretora, Comissões, Parlamentares, Sessão Plenária, Pauta da Sessão, <text:s/>Painel eletrônico, Matérias Legislativas, Normas Jurídicas e relatórios do tipo: Proposituras por Tipo, Autor e Ano, Proposituras por Autor e sobre Matérias em Tramitacao e Histórico de Tramitação de Matérias. </text:p>
        </text:list-item>
        <text:list-item>
          <text:p text:style-name="P2">Finalmente, são apresentadas instruções sobre como pesquisar legislação na Rede de Informação Legislativa e Jurídica (LexML) ao qual o SAPL pode integrar-se.</text:p>
        </text:list-item>
        <text:list-item>
          <text:p text:style-name="P2">A versão atual 3.0 introduziu funcionalidades de painel eletrônico e integração ao sistema de protocolo de documentos (SPDO) <text:s/>com a finalidade de proporcionar meios de controle da documentação legislativa da Ca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13:21.474237235</meta:creation-date>
    <dc:date>2017-04-07T11:20:27.363550436</dc:date>
    <meta:editing-duration>PT7M6S</meta:editing-duration>
    <meta:editing-cycles>1</meta:editing-cycles>
    <meta:document-statistic meta:table-count="0" meta:image-count="0" meta:object-count="0" meta:page-count="1" meta:paragraph-count="10" meta:word-count="353" meta:character-count="2521" meta:non-whitespace-character-count="2179"/>
    <meta:generator>LibreOffice/5.1.6.2$Linux_X86_64 LibreOffice_project/10m0$Build-2</meta:generator>
  </office:meta>
</office:document-meta>
</file>